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9.99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 style:data-style-name="N123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93.94pt" svg:height="207.24pt" svg:x="133.74pt" svg:y="103.61pt">
            <loext:p draw:notify-on-update-of-ranges="Sheet1.A3:Sheet1.A3 Sheet1.B1:Sheet1.B1 Sheet1.B3:Sheet1.B3 Sheet1.C3:Sheet1.C3 Sheet1.C3:Sheet1.C3 Sheet1.D1:Sheet1.D1 Sheet1.D3:Sheet1.D3 Sheet1.E3:Sheet1.E3 Sheet1.E3:Sheet1.E3 Sheet1.F1:Sheet1.F1 Sheet1.F3:Sheet1.F3 Sheet1.G3:Sheet1.G3 Sheet1.G3:Sheet1.G3 Sheet1.H1:Sheet1.H1 Sheet1.H3:Sheet1.H3 Sheet1.I3:Sheet1.I3 Sheet1.I3:Sheet1.I3 Sheet1.J1:Sheet1.J1 Sheet1.J3:Sheet1.J3 Sheet1.K3:Sheet1.K3 Sheet1.K3:Sheet1.K3 Sheet1.L1:Sheet1.L1 Sheet1.L3:Sheet1.L3 Sheet1.M3:Sheet1.M3 Sheet1.M3:Sheet1.M3 Sheet1.N1:Sheet1.N1 Sheet1.N3:Sheet1.N3 Sheet1.O3:Sheet1.O3 Sheet1.O3:Sheet1.O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AESGC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icrosec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latency</text:p>
          </table:table-cell>
          <table:table-cell table:style-name="Default" office:value-type="float" office:value="2.2569" calcext:value-type="float">
            <text:p>2.2569</text:p>
          </table:table-cell>
          <table:table-cell table:style-name="Default" office:value-type="float" office:value="0.0406" calcext:value-type="float">
            <text:p>0.0406</text:p>
          </table:table-cell>
          <table:table-cell office:value-type="float" office:value="4.5768" calcext:value-type="float">
            <text:p>4.5768</text:p>
          </table:table-cell>
          <table:table-cell office:value-type="float" office:value="0.3003" calcext:value-type="float">
            <text:p>0.3003</text:p>
          </table:table-cell>
          <table:table-cell table:style-name="ce2" office:value-type="float" office:value="4.2247" calcext:value-type="float">
            <text:p>4.2247</text:p>
          </table:table-cell>
          <table:table-cell table:style-name="ce2" office:value-type="float" office:value="0.2335" calcext:value-type="float">
            <text:p>0.2335</text:p>
          </table:table-cell>
          <table:table-cell table:style-name="ce2" office:value-type="float" office:value="4.4084" calcext:value-type="float">
            <text:p>4.4084</text:p>
          </table:table-cell>
          <table:table-cell table:style-name="ce2" office:value-type="float" office:value="0.1603" calcext:value-type="float">
            <text:p>0.1603</text:p>
          </table:table-cell>
          <table:table-cell table:style-name="ce2" office:value-type="float" office:value="4.428" calcext:value-type="float">
            <text:p>4.4280</text:p>
          </table:table-cell>
          <table:table-cell table:style-name="ce2" office:value-type="float" office:value="0.1274" calcext:value-type="float">
            <text:p>0.1274</text:p>
          </table:table-cell>
          <table:table-cell table:style-name="ce2" office:value-type="float" office:value="11.6035" calcext:value-type="float">
            <text:p>11.6035</text:p>
          </table:table-cell>
          <table:table-cell table:style-name="ce2" office:value-type="float" office:value="0.0464" calcext:value-type="float">
            <text:p>0.0464</text:p>
          </table:table-cell>
          <table:table-cell table:style-name="ce2" office:value-type="float" office:value="12.8251" calcext:value-type="float">
            <text:p>12.8251</text:p>
          </table:table-cell>
          <table:table-cell table:style-name="ce2" office:value-type="float" office:value="0.0842" calcext:value-type="float">
            <text:p>0.0842</text:p>
          </table:table-cell>
        </table:table-row>
        <table:table-row table:style-name="ro1" table:number-rows-repeated="3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Sheet2" table:style-name="ta1">
        <table:shapes>
          <draw:frame draw:z-index="0" draw:style-name="gr1" draw:text-style-name="P1" svg:width="287.74pt" svg:height="208.46pt" svg:x="146.15pt" svg:y="103.61pt">
            <loext:p draw:notify-on-update-of-ranges="Sheet2.A3:Sheet2.A3 Sheet2.B1:Sheet2.B1 Sheet2.B3:Sheet2.B3 Sheet1.C3:Sheet1.C3 Sheet1.C3:Sheet1.C3 Sheet2.D1:Sheet2.D1 Sheet2.D3:Sheet2.D3 Sheet1.E3:Sheet1.E3 Sheet1.E3:Sheet1.E3 Sheet2.F1:Sheet2.F1 Sheet2.F3:Sheet2.F3 Sheet1.G3:Sheet1.G3 Sheet1.G3:Sheet1.G3 Sheet2.H1:Sheet2.H1 Sheet2.H3:Sheet2.H3 Sheet1.I3:Sheet1.I3 Sheet1.I3:Sheet1.I3 Sheet2.J1:Sheet2.J1 Sheet2.J3:Sheet2.J3 Sheet1.K3:Sheet1.K3 Sheet1.K3:Sheet1.K3 Sheet2.L1:Sheet2.L1 Sheet2.L3:Sheet2.L3 Sheet1.M3:Sheet1.M3 Sheet1.M3:Sheet1.M3 Sheet2.N1:Sheet2.N1 Sheet2.N3:Sheet2.N3 Sheet1.O3:Sheet1.O3 Sheet1.O3:Sheet1.O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2"/>
        <table:table-column table:style-name="co2" table:number-columns-repeated="10" table:default-cell-style-name="Default"/>
        <table:table-row table:style-name="ro1">
          <table:table-cell/>
          <table:table-cell table:style-name="Default" office:value-type="string" calcext:value-type="string" table:number-columns-spanned="2" table:number-rows-spanned="1">
            <text:p>Pipe – Linux</text:p>
          </table:table-cell>
          <table:covered-table-cell table:style-name="Default"/>
          <table:table-cell table:style-name="Default" office:value-type="string" calcext:value-type="string" table:number-columns-spanned="2" table:number-rows-spanned="1">
            <text:p>AF_UNIX socket – Linux</text:p>
          </table:table-cell>
          <table:covered-table-cell table:style-name="Default"/>
          <table:table-cell office:value-type="string" calcext:value-type="string" table:number-columns-spanned="2" table:number-rows-spanned="1">
            <text:p>RPC stream – Linux PAL</text:p>
          </table:table-cell>
          <table:covered-table-cell/>
          <table:table-cell office:value-type="string" calcext:value-type="string" table:number-columns-spanned="2" table:number-rows-spanned="1">
            <text:p>RPC stream – Linux PAL+SC</text:p>
          </table:table-cell>
          <table:covered-table-cell/>
          <table:table-cell office:value-type="string" calcext:value-type="string" table:number-columns-spanned="2" table:number-rows-spanned="1">
            <text:p>RPC stream – Linux PAL+SC+RM</text:p>
          </table:table-cell>
          <table:covered-table-cell/>
          <table:table-cell office:value-type="string" calcext:value-type="string" table:number-columns-spanned="2" table:number-rows-spanned="1">
            <text:p>RPC stream – SGX PAL</text:p>
          </table:table-cell>
          <table:covered-table-cell/>
          <table:table-cell office:value-type="string" calcext:value-type="string" table:number-columns-spanned="2" table:number-rows-spanned="1">
            <text:p>RPC stream – SGX PAL+AESGCM</text:p>
          </table:table-cell>
          <table:covered-table-cell/>
        </table:table-row>
        <table:table-row table:style-name="ro1">
          <table:table-cell/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  <table:table-cell table:style-name="ce1" office:value-type="string" calcext:value-type="string">
            <text:p>MB/s</text:p>
          </table:table-cell>
          <table:table-cell table:style-name="ce1" office:value-type="string" calcext:value-type="string">
            <text:p>+/-</text:p>
          </table:table-cell>
        </table:table-row>
        <table:table-row table:style-name="ro1">
          <table:table-cell office:value-type="string" calcext:value-type="string">
            <text:p>RPC stream bandwidth</text:p>
          </table:table-cell>
          <table:table-cell office:value-type="float" office:value="4.6807767" calcext:value-type="float">
            <text:p>4.6808</text:p>
          </table:table-cell>
          <table:table-cell office:value-type="float" office:value="0.2677575" calcext:value-type="float">
            <text:p>0.2678</text:p>
          </table:table-cell>
          <table:table-cell office:value-type="float" office:value="12.5927067" calcext:value-type="float">
            <text:p>12.5927</text:p>
          </table:table-cell>
          <table:table-cell office:value-type="float" office:value="0.4793862" calcext:value-type="float">
            <text:p>0.4794</text:p>
          </table:table-cell>
          <table:table-cell table:style-name="ce2" office:value-type="float" office:value="12.5656253" calcext:value-type="float">
            <text:p>12.5656</text:p>
          </table:table-cell>
          <table:table-cell table:style-name="ce2" office:value-type="float" office:value="0.3293202" calcext:value-type="float">
            <text:p>0.3293</text:p>
          </table:table-cell>
          <table:table-cell table:style-name="ce2" office:value-type="float" office:value="12.45773" calcext:value-type="float">
            <text:p>12.4577</text:p>
          </table:table-cell>
          <table:table-cell table:style-name="ce2" office:value-type="float" office:value="0.0001603" calcext:value-type="float">
            <text:p>0.0002</text:p>
          </table:table-cell>
          <table:table-cell table:style-name="ce2" office:value-type="float" office:value="12.449342" calcext:value-type="float">
            <text:p>12.4493</text:p>
          </table:table-cell>
          <table:table-cell table:style-name="ce2" office:value-type="float" office:value="0.1086984" calcext:value-type="float">
            <text:p>0.1087</text:p>
          </table:table-cell>
          <table:table-cell table:style-name="ce2" office:value-type="float" office:value="5.5272733" calcext:value-type="float">
            <text:p>5.5273</text:p>
          </table:table-cell>
          <table:table-cell table:style-name="ce2" office:value-type="float" office:value="0.0834513" calcext:value-type="float">
            <text:p>0.0835</text:p>
          </table:table-cell>
          <table:table-cell table:style-name="ce2" office:value-type="float" office:value="0.2158" calcext:value-type="float">
            <text:p>0.2158</text:p>
          </table:table-cell>
          <table:table-cell table:style-name="ce2" office:value-type="float" office:value="0.0001157" calcext:value-type="float">
            <text:p>0.0001</text:p>
          </table:table-cell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>
          <table:table-cell table:number-columns-repeated="5"/>
          <table:table-cell table:style-name="ce2" table:number-columns-repeated="10"/>
        </table:table-row>
        <table:table-row table:style-name="ro1">
          <table:table-cell table:number-columns-repeated="5"/>
          <table:table-cell table:style-name="ce2" table:number-columns-repeated="4"/>
          <table:table-cell table:number-columns-repeated="6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10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5" loext:min-decimal-places="5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">
      <number:number number:decimal-places="1" loext:min-decimal-places="1" number:min-integer-digits="1"/>
    </number:number-style>
    <number:number-style style:name="N125">
      <number:number number:decimal-places="3" loext:min-decimal-places="3" number:min-integer-digits="1"/>
    </number:number-style>
    <number:number-style style:name="N126">
      <number:number number:decimal-places="1" loext:min-decimal-places="1" number:min-integer-digits="1" number:grouping="true"/>
    </number:number-style>
    <number:number-style style:name="N127">
      <number:number number:decimal-places="6" loext:min-decimal-places="6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1">00/00/0000</text:date>, <text:time style:data-style-name="N2" text:time-value="12:17:35.48963067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2T17:43:56.428546808</meta:creation-date>
    <dc:date>2017-11-21T12:18:54.926220663</dc:date>
    <meta:editing-duration>PT5H1S</meta:editing-duration>
    <meta:editing-cycles>32</meta:editing-cycles>
    <meta:generator>LibreOffice/5.1.6.2$Linux_X86_64 LibreOffice_project/10m0$Build-2</meta:generator>
    <meta:document-statistic meta:table-count="2" meta:cell-count="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 chart:error-category="cell-rang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4" style:family="chart" style:data-style-name="N126">
      <style:chart-properties chart:display-label="true" chart:logarithmic="false" chart:minimum="0" chart:maximum="15" chart:origin="0" chart:interval-major="2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5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9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0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1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3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4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5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6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7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8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19" style:family="chart" style:data-style-name="N126">
      <style:chart-properties chart:link-data-style-to-source="true" chart:error-category="cell-range" chart:error-upper-range="Sheet1.O3:Sheet1.O3" chart:error-lower-range="Sheet1.O3:Sheet1.O3" chart:label-position="top"/>
      <style:graphic-properties svg:stroke-width="0.051cm" draw:fill-color="#000000"/>
      <style:text-properties fo:font-family="'Times New Roman'" style:font-style-name="Bold" style:font-family-generic="roman" fo:font-size="14pt" fo:font-weight="bold" style:font-size-asian="10pt" style:font-size-complex="10pt"/>
    </style:style>
    <style:style style:name="ch20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1" style:family="chart">
      <style:chart-properties chart:solid-type="cuboi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  <style:style style:name="gr1" style:family="graphic">
      <style:graphic-properties draw:stroke="none" svg:stroke-color="#000000" draw:fill="none" draw:fill-color="#ffffff" fo:min-height="1.113cm"/>
    </style:style>
    <style:style style:name="P1" style:family="paragraph">
      <loext:graphic-properties draw:fill="none" draw:fill-color="#ffffff"/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  <style:style style:name="T1" style:family="text">
      <style:text-properties fo:font-family="'Times New Roman'" style:font-style-name="Bold" style:font-family-generic="roman" style:font-pitch="variable" fo:font-size="14pt" fo:font-weight="bold" style:font-size-asian="24pt" style:font-size-complex="24pt"/>
    </style:style>
  </office:automatic-styles>
  <office:body>
    <office:chart>
      <chart:chart svg:width="10.152cm" svg:height="7.355cm" xlink:href=".." xlink:type="simple" chart:class="chart:bar" chart:style-name="ch1">
        <chart:plot-area chart:style-name="ch2" table:cell-range-address="Sheet2.A3:Sheet2.B3 Sheet2.B1:Sheet2.B1 Sheet2.D1:Sheet2.D1 Sheet2.D3:Sheet2.D3 Sheet2.F1:Sheet2.F1 Sheet2.F3:Sheet2.F3 Sheet2.H1:Sheet2.H1 Sheet2.H3:Sheet2.H3 Sheet2.J1:Sheet2.J1 Sheet2.J3:Sheet2.J3 Sheet2.L1:Sheet2.L1 Sheet2.L3:Sheet2.L3 Sheet2.N1:Sheet2.N1 Sheet2.N3:Sheet2.N3" chart:data-source-has-labels="both" svg:x="1.999cm" svg:y="0.621cm" svg:width="7.771cm" svg:height="6.587cm">
          <chartooo:coordinate-region svg:x="3.176cm" svg:y="0.621cm" svg:width="6.594cm" svg:height="5.649cm"/>
          <chart:axis chart:dimension="x" chart:name="primary-x" chart:style-name="ch3" chartooo:axis-type="auto">
            <chartooo:date-scale/>
            <chart:categories table:cell-range-address="Sheet2.A3:Sheet2.A3"/>
          </chart:axis>
          <chart:axis chart:dimension="y" chart:name="primary-y" chart:style-name="ch4">
            <chart:title svg:x="0.038cm" svg:y="6.488cm" chart:style-name="ch5">
              <text:p>PAL call / system call
bandwidth (GB/s)</text:p>
            </chart:title>
            <chart:grid chart:style-name="ch6" chart:class="major"/>
          </chart:axis>
          <chart:series chart:style-name="ch7" chart:values-cell-range-address="Sheet2.B3:Sheet2.B3" chart:label-cell-address="Sheet2.B1:Sheet2.B1" chart:class="chart:bar">
            <chart:error-indicator chart:style-name="ch8" chart:dimension="y"/>
            <chart:data-point/>
          </chart:series>
          <chart:series chart:style-name="ch9" chart:values-cell-range-address="Sheet2.D3:Sheet2.D3" chart:label-cell-address="Sheet2.D1:Sheet2.D1" chart:class="chart:bar">
            <chart:error-indicator chart:style-name="ch10" chart:dimension="y"/>
            <chart:data-point/>
          </chart:series>
          <chart:series chart:style-name="ch11" chart:values-cell-range-address="Sheet2.F3:Sheet2.F3" chart:label-cell-address="Sheet2.F1:Sheet2.F1" chart:class="chart:bar">
            <chart:error-indicator chart:style-name="ch12" chart:dimension="y"/>
            <chart:data-point/>
          </chart:series>
          <chart:series chart:style-name="ch13" chart:values-cell-range-address="Sheet2.H3:Sheet2.H3" chart:label-cell-address="Sheet2.H1:Sheet2.H1" chart:class="chart:bar">
            <chart:error-indicator chart:style-name="ch14" chart:dimension="y"/>
            <chart:data-point/>
          </chart:series>
          <chart:series chart:style-name="ch15" chart:values-cell-range-address="Sheet2.J3:Sheet2.J3" chart:label-cell-address="Sheet2.J1:Sheet2.J1" chart:class="chart:bar">
            <chart:error-indicator chart:style-name="ch16" chart:dimension="y"/>
            <chart:data-point/>
          </chart:series>
          <chart:series chart:style-name="ch17" chart:values-cell-range-address="Sheet2.L3:Sheet2.L3" chart:label-cell-address="Sheet2.L1:Sheet2.L1" chart:class="chart:bar">
            <chart:error-indicator chart:style-name="ch18" chart:dimension="y"/>
            <chart:data-point/>
          </chart:series>
          <chart:series chart:style-name="ch19" chart:values-cell-range-address="Sheet2.N3:Sheet2.N3" chart:label-cell-address="Sheet2.N1:Sheet2.N1" chart:class="chart:bar">
            <chart:error-indicator chart:style-name="ch20" chart:dimension="y"/>
            <chart:data-point chart:style-name="ch21"/>
          </chart:series>
          <chart:wall chart:style-name="ch22"/>
          <chart:floor chart:style-name="ch23"/>
        </chart:plot-area>
        <draw:frame draw:style-name="gr1" draw:text-style-name="P1" svg:width="1.592cm" svg:height="1.113cm" svg:x="8.423cm" svg:y="4.849cm">
          <draw:text-box>
            <text:p><text:span text:style-name="T1">0.216</text:span><text:span text:style-name="T1"><text:line-break/></text:span><text:span text:style-name="T1">GB/s</text:span>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2.B1:Sheet2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2.D1:Sheet2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2.F1:Sheet2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2.H1:Sheet2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2.J1:Sheet2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2.L1:Sheet2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AESGCM</text:p>
                <draw:g>
                  <svg:desc>Sheet2.N1:Sheet2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bandwidth</text:p>
                <draw:g>
                  <svg:desc>Sheet2.A3:Sheet2.A3</svg:desc>
                </draw:g>
              </table:table-cell>
              <table:table-cell office:value-type="float" office:value="4.6807767">
                <text:p>4.6807767</text:p>
                <draw:g>
                  <svg:desc>Sheet2.B3:Sheet2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12.5927067">
                <text:p>12.5927067</text:p>
                <draw:g>
                  <svg:desc>Sheet2.D3:Sheet2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12.5656253">
                <text:p>12.5656253</text:p>
                <draw:g>
                  <svg:desc>Sheet2.F3:Sheet2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12.45773">
                <text:p>12.45773</text:p>
                <draw:g>
                  <svg:desc>Sheet2.H3:Sheet2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12.449342">
                <text:p>12.449342</text:p>
                <draw:g>
                  <svg:desc>Sheet2.J3:Sheet2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5.5272733">
                <text:p>5.5272733</text:p>
                <draw:g>
                  <svg:desc>Sheet2.L3:Sheet2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2158">
                <text:p>0.2158</text:p>
                <draw:g>
                  <svg:desc>Sheet2.N3:Sheet2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26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'Times New Roman'" style:font-style-name="Bold" style:font-family-generic="roman" fo:font-size="12pt" fo:font-weight="bold" style:font-size-asian="10pt" style:font-size-complex="10pt"/>
    </style:style>
    <style:style style:name="ch3" style:family="chart">
      <style:chart-properties chart:include-hidden-cells="false" chart:treat-empty-cells="leave-gap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width="0.051cm"/>
      <style:text-properties fo:font-family="'Times New Roman'" style:font-style-name="Bold" style:font-family-generic="roman" fo:font-size="18pt" fo:font-weight="bold" style:font-size-asian="10pt" style:font-size-complex="10pt"/>
    </style:style>
    <style:style style:name="ch5" style:family="chart" style:data-style-name="N126">
      <style:chart-properties chart:display-label="true" chart:logarithmic="false" chart:minimum="0" chart:origin="0" chart:gap-width="200" chart:reverse-direction="false" text:line-break="false" loext:try-staggering-first="false" chart:link-data-style-to-source="false" chart:axis-position="1"/>
      <style:graphic-properties svg:stroke-width="0.051cm"/>
      <style:text-properties fo:font-family="'Times New Roman'" style:font-style-name="Regular" style:font-family-generic="roman" fo:font-size="14pt" style:font-size-asian="10pt" style:font-size-complex="10pt"/>
    </style:style>
    <style:style style:name="ch6" style:family="chart">
      <style:chart-properties style:rotation-angle="90"/>
      <style:text-properties fo:font-family="'Times New Roman'" style:font-style-name="Bold" style:font-family-generic="roman" fo:font-size="18pt" fo:font-weight="bold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26">
      <style:chart-properties chart:link-data-style-to-source="true" chart:error-category="cell-range" chart:error-upper-range="Sheet1.C3:Sheet1.C3" chart:error-lower-range="Sheet1.C3:Sheet1.C3"/>
      <style:graphic-properties draw:stroke="dash" draw:stroke-dash="Dashed_20__28_var_29_" svg:stroke-width="0.051cm" draw:fill-color="#ffffff" dr3d:edge-rounding="5%"/>
      <style:text-properties fo:font-size="10pt" style:font-size-asian="10pt" style:font-size-complex="10pt"/>
    </style:style>
    <style:style style:name="ch9" style:family="chart">
      <style:chart-properties chart:error-upper-indicator="true" chart:error-lower-indicator="true" chart:error-category="cell-range" chart:error-upper-range="Sheet1.C3:Sheet1.C3" chart:error-lower-range="Sheet1.C3:Sheet1.C3" loext:std-weight="1"/>
      <style:graphic-properties draw:stroke="solid" svg:stroke-width="0cm" svg:stroke-color="#000000" svg:stroke-opacity="100%" draw:stroke-linejoin="round"/>
    </style:style>
    <style:style style:name="ch10" style:family="chart" style:data-style-name="N126">
      <style:chart-properties chart:link-data-style-to-source="true" chart:error-category="cell-range" chart:error-upper-range="Sheet1.E3:Sheet1.E3" chart:error-lower-range="Sheet1.E3:Sheet1.E3"/>
      <style:graphic-properties draw:stroke="dash" draw:stroke-dash="Dashed_20__28_var_29_" svg:stroke-width="0.051cm" draw:fill-color="#cccccc" draw:fill-hatch-name="Black_20_45_20_Degrees_20_Wide" draw:fill-hatch-solid="true" dr3d:edge-rounding="5%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3:Sheet1.E3" chart:error-lower-range="Sheet1.E3:Sheet1.E3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126">
      <style:chart-properties chart:link-data-style-to-source="true" chart:error-category="cell-range" chart:error-upper-range="Sheet1.G3:Sheet1.G3" chart:error-lower-range="Sheet1.G3:Sheet1.G3"/>
      <style:graphic-properties svg:stroke-width="0.051cm" draw:fill="hatch" draw:fill-color="#ffffff" draw:fill-hatch-name="Black_20_45_20_Degrees_20_Wide" draw:fill-hatch-solid="true" dr3d:edge-rounding="5%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G3:Sheet1.G3" chart:error-lower-range="Sheet1.G3:Sheet1.G3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126">
      <style:chart-properties chart:link-data-style-to-source="true" chart:error-category="cell-range" chart:error-upper-range="Sheet1.I3:Sheet1.I3" chart:error-lower-range="Sheet1.I3:Sheet1.I3"/>
      <style:graphic-properties svg:stroke-width="0.051cm" draw:fill="hatch" draw:fill-color="#ffffff" draw:fill-hatch-name="Black_20_45_20_Degrees" draw:fill-hatch-solid="true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Sheet1.I3:Sheet1.I3" chart:error-lower-range="Sheet1.I3:Sheet1.I3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126">
      <style:chart-properties chart:link-data-style-to-source="true" chart:error-category="cell-range" chart:error-upper-range="Sheet1.K3:Sheet1.K3" chart:error-lower-range="Sheet1.K3:Sheet1.K3"/>
      <style:graphic-properties svg:stroke-width="0.051cm" draw:fill-color="#808080" draw:fill-hatch-name="Blue_20_Crossed_20_45_20_Degrees" draw:fill-hatch-solid="true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Sheet1.K3:Sheet1.K3" chart:error-lower-range="Sheet1.K3:Sheet1.K3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126">
      <style:chart-properties chart:link-data-style-to-source="true" chart:error-category="cell-range" chart:error-upper-range="Sheet1.M3:Sheet1.M3" chart:error-lower-range="Sheet1.M3:Sheet1.M3"/>
      <style:graphic-properties svg:stroke-width="0.051cm" draw:fill="hatch" draw:fill-color="#ffffff" draw:fill-hatch-name="Red_20_Crossed_20_45_20_Degrees" draw:fill-hatch-solid="true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Sheet1.M3:Sheet1.M3" chart:error-lower-range="Sheet1.M3:Sheet1.M3" loext:std-weight="1"/>
      <style:graphic-properties draw:stroke="solid" svg:stroke-width="0cm" svg:stroke-color="#000000" svg:stroke-opacity="100%" draw:stroke-linejoin="round"/>
    </style:style>
    <style:style style:name="ch20" style:family="chart" style:data-style-name="N126">
      <style:chart-properties chart:link-data-style-to-source="true" chart:error-category="cell-range" chart:error-upper-range="Sheet1.O3:Sheet1.O3" chart:error-lower-range="Sheet1.O3:Sheet1.O3"/>
      <style:graphic-properties svg:stroke-width="0.051cm" draw:fill-color="#000000" draw:fill-hatch-name="Red_5f_5f_5f_5f_5f_5f_5f_5f_5f_5f_5f_5f_5f_5f_5f_20_5f_5f_5f_5f_5f_5f_5f_5f_5f_5f_5f_5f_5f_5f_5f_Crossed_5f_5f_5f_5f_5f_5f_5f_5f_5f_5f_5f_5f_5f_5f_5f_20_5f_5f_5f_5f_5f_5f_5f_5f_5f_5f_5f_5f_5f_5f_5f_0_5f_5f_5f_5f_5f_5f_5f_5f_5f_5f_5f_5f_5f_5f_5f_20_5f_5f_5f_5f_5f_5f_5f_5f_5f_5f_5f_5f_5f_5f_5f_Degrees"/>
      <style:text-properties fo:font-size="10pt" style:font-size-asian="10pt" style:font-size-complex="10pt"/>
    </style:style>
    <style:style style:name="ch21" style:family="chart">
      <style:chart-properties chart:error-upper-indicator="true" chart:error-lower-indicator="true" chart:error-category="cell-range" chart:error-upper-range="Sheet1.O3:Sheet1.O3" chart:error-lower-range="Sheet1.O3:Sheet1.O3" loext:std-weight="1"/>
      <style:graphic-properties draw:stroke="solid" svg:stroke-width="0cm" svg:stroke-color="#000000" svg:stroke-opacity="100%" draw:stroke-linejoin="round"/>
    </style:style>
    <style:style style:name="ch22" style:family="chart">
      <style:graphic-properties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7.426cm" svg:height="7.312cm" xlink:href=".." xlink:type="simple" chart:class="chart:bar" chart:style-name="ch1">
        <chart:legend svg:x="0cm" svg:y="0.429cm" style:legend-expansion="custom" chartooo:width="7.276cm" chartooo:height="6.475cm" style:legend-expansion-aspect-ratio="1.12370656370656" chart:style-name="ch2"/>
        <chart:plot-area chart:style-name="ch3" table:cell-range-address="Sheet1.A3:Sheet1.B3 Sheet1.B1:Sheet1.B1 Sheet1.D1:Sheet1.D1 Sheet1.D3:Sheet1.D3 Sheet1.F1:Sheet1.F1 Sheet1.F3:Sheet1.F3 Sheet1.H1:Sheet1.H1 Sheet1.H3:Sheet1.H3 Sheet1.J1:Sheet1.J1 Sheet1.J3:Sheet1.J3 Sheet1.L1:Sheet1.L1 Sheet1.L3:Sheet1.L3 Sheet1.N1:Sheet1.N1 Sheet1.N3:Sheet1.N3" chart:data-source-has-labels="both" svg:x="9.3cm" svg:y="0.297cm" svg:width="7.73cm" svg:height="6.871cm">
          <chartooo:coordinate-region svg:x="10.477cm" svg:y="0.577cm" svg:width="6.553cm" svg:height="5.653cm"/>
          <chart:axis chart:dimension="x" chart:name="primary-x" chart:style-name="ch4" chartooo:axis-type="auto">
            <chartooo:date-scale/>
            <chart:categories table:cell-range-address="Sheet1.A3:Sheet1.A3"/>
          </chart:axis>
          <chart:axis chart:dimension="y" chart:name="primary-y" chart:style-name="ch5">
            <chart:title svg:x="7.382cm" svg:y="6.373cm" chart:style-name="ch6">
              <text:p>PAL call / system call
latency (μs)</text:p>
            </chart:title>
            <chart:grid chart:style-name="ch7" chart:class="major"/>
          </chart:axis>
          <chart:series chart:style-name="ch8" chart:values-cell-range-address="Sheet1.B3:Sheet1.B3" chart:label-cell-address="Sheet1.B1:Sheet1.B1" chart:class="chart:bar">
            <chart:error-indicator chart:style-name="ch9" chart:dimension="y"/>
            <chart:data-point/>
          </chart:series>
          <chart:series chart:style-name="ch10" chart:values-cell-range-address="Sheet1.D3:Sheet1.D3" chart:label-cell-address="Sheet1.D1:Sheet1.D1" chart:class="chart:bar">
            <chart:error-indicator chart:style-name="ch11" chart:dimension="y"/>
            <chart:data-point/>
          </chart:series>
          <chart:series chart:style-name="ch12" chart:values-cell-range-address="Sheet1.F3:Sheet1.F3" chart:label-cell-address="Sheet1.F1:Sheet1.F1" chart:class="chart:bar">
            <chart:error-indicator chart:style-name="ch13" chart:dimension="y"/>
            <chart:data-point/>
          </chart:series>
          <chart:series chart:style-name="ch14" chart:values-cell-range-address="Sheet1.H3:Sheet1.H3" chart:label-cell-address="Sheet1.H1:Sheet1.H1" chart:class="chart:bar">
            <chart:error-indicator chart:style-name="ch15" chart:dimension="y"/>
            <chart:data-point/>
          </chart:series>
          <chart:series chart:style-name="ch16" chart:values-cell-range-address="Sheet1.J3:Sheet1.J3" chart:label-cell-address="Sheet1.J1:Sheet1.J1" chart:class="chart:bar">
            <chart:error-indicator chart:style-name="ch17" chart:dimension="y"/>
            <chart:data-point/>
          </chart:series>
          <chart:series chart:style-name="ch18" chart:values-cell-range-address="Sheet1.L3:Sheet1.L3" chart:label-cell-address="Sheet1.L1:Sheet1.L1" chart:class="chart:bar">
            <chart:error-indicator chart:style-name="ch19" chart:dimension="y"/>
            <chart:data-point/>
          </chart:series>
          <chart:series chart:style-name="ch20" chart:values-cell-range-address="Sheet1.N3:Sheet1.N3" chart:label-cell-address="Sheet1.N1:Sheet1.N1" chart:class="chart:bar">
            <chart:error-indicator chart:style-name="ch21" chart:dimension="y"/>
            <chart:data-point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ipe – Linux</text:p>
                <draw:g>
                  <svg:desc>Sheet1.B1:Sheet1.B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AF_UNIX socket – Linux</text:p>
                <draw:g>
                  <svg:desc>Sheet1.D1:Sheet1.D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</text:p>
                <draw:g>
                  <svg:desc>Sheet1.F1:Sheet1.F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</text:p>
                <draw:g>
                  <svg:desc>Sheet1.H1:Sheet1.H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Linux PAL+SC+RM</text:p>
                <draw:g>
                  <svg:desc>Sheet1.J1:Sheet1.J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</text:p>
                <draw:g>
                  <svg:desc>Sheet1.L1:Sheet1.L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  <table:table-cell office:value-type="string">
                <text:p>RPC stream – SGX PAL+AESGCM</text:p>
                <draw:g>
                  <svg:desc>Sheet1.N1:Sheet1.N1</svg:desc>
                </draw:g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>
                <text:p>RPC stream latency</text:p>
                <draw:g>
                  <svg:desc>Sheet1.A3:Sheet1.A3</svg:desc>
                </draw:g>
              </table:table-cell>
              <table:table-cell office:value-type="float" office:value="2.2569">
                <text:p>2.2569</text:p>
                <draw:g>
                  <svg:desc>Sheet1.B3:Sheet1.B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0.0406">
                <text:p>0.0406</text:p>
                <draw:g>
                  <svg:desc>Sheet1.C3:Sheet1.C3</svg:desc>
                </draw:g>
              </table:table-cell>
              <table:table-cell office:value-type="float" office:value="4.5768">
                <text:p>4.5768</text:p>
                <draw:g>
                  <svg:desc>Sheet1.D3:Sheet1.D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0.3003">
                <text:p>0.3003</text:p>
                <draw:g>
                  <svg:desc>Sheet1.E3:Sheet1.E3</svg:desc>
                </draw:g>
              </table:table-cell>
              <table:table-cell office:value-type="float" office:value="4.2247">
                <text:p>4.2247</text:p>
                <draw:g>
                  <svg:desc>Sheet1.F3:Sheet1.F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0.2335">
                <text:p>0.2335</text:p>
                <draw:g>
                  <svg:desc>Sheet1.G3:Sheet1.G3</svg:desc>
                </draw:g>
              </table:table-cell>
              <table:table-cell office:value-type="float" office:value="4.4084">
                <text:p>4.4084</text:p>
                <draw:g>
                  <svg:desc>Sheet1.H3:Sheet1.H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0.1603">
                <text:p>0.1603</text:p>
                <draw:g>
                  <svg:desc>Sheet1.I3:Sheet1.I3</svg:desc>
                </draw:g>
              </table:table-cell>
              <table:table-cell office:value-type="float" office:value="4.428">
                <text:p>4.428</text:p>
                <draw:g>
                  <svg:desc>Sheet1.J3:Sheet1.J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0.1274">
                <text:p>0.1274</text:p>
                <draw:g>
                  <svg:desc>Sheet1.K3:Sheet1.K3</svg:desc>
                </draw:g>
              </table:table-cell>
              <table:table-cell office:value-type="float" office:value="11.6035">
                <text:p>11.6035</text:p>
                <draw:g>
                  <svg:desc>Sheet1.L3:Sheet1.L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0.0464">
                <text:p>0.0464</text:p>
                <draw:g>
                  <svg:desc>Sheet1.M3:Sheet1.M3</svg:desc>
                </draw:g>
              </table:table-cell>
              <table:table-cell office:value-type="float" office:value="12.8251">
                <text:p>12.8251</text:p>
                <draw:g>
                  <svg:desc>Sheet1.N3:Sheet1.N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  <table:table-cell office:value-type="float" office:value="0.0842">
                <text:p>0.0842</text:p>
                <draw:g>
                  <svg:desc>Sheet1.O3:Sheet1.O3</svg:desc>
                </draw:g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hatch draw:name="Black_20_0_20_Degrees" draw:display-name="Black 0 Degrees" draw:style="single" draw:color="#000000" draw:distance="0.102cm" draw:rotation="0"/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Blue_20_Crossed_20_45_20_Degrees" draw:display-name="Blue Crossed 45 Degrees" draw:style="double" draw:color="#000080" draw:distance="0.076cm" draw:rotation="450"/>
    <draw:hatch draw:name="Red_20_Crossed_20_45_20_Degrees" draw:display-name="Red Crossed 45 Degrees" draw:style="double" draw:color="#800000" draw:distance="0.076cm" draw:rotation="450"/>
    <draw:stroke-dash draw:name="Dashed_20__28_var_29_" draw:display-name="Dashed (var)" draw:style="rect" draw:dots1="1" draw:dots1-length="197%" draw:distance="127%"/>
  </office:styles>
</office:document-styles>
</file>